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09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0.7839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898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formula="of:=CONCATENATE(&quot;access_&quot;;[.$I$2])" office:value-type="string" office:string-value="access_eproc_city">
            <text:p>access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2])" office:value-type="string" office:string-value="model_eproc_city">
            <text:p>model_eproc_city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&quot;;[.I3])" office:value-type="string" office:string-value="access_eproc_paket">
            <text:p>access_eproc_paket</text:p>
          </table:table-cell>
          <table:table-cell table:formula="of:=REPLACE([.I3];6;1;&quot;.&quot;)" office:value-type="string" office:string-value="eproc.paket">
            <text:p>eproc.paket</text:p>
          </table:table-cell>
          <table:table-cell table:formula="of:=CONCATENATE(&quot;model_&quot;;[.I3])" office:value-type="string" office:string-value="model_eproc_paket">
            <text:p>model_eproc_pake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&quot;;[.I4])" office:value-type="string" office:string-value="access_eproc_branch">
            <text:p>access_eproc_branch</text:p>
          </table:table-cell>
          <table:table-cell table:formula="of:=REPLACE([.I4];6;1;&quot;.&quot;)" office:value-type="string" office:string-value="eproc.branch">
            <text:p>eproc.branch</text:p>
          </table:table-cell>
          <table:table-cell table:formula="of:=CONCATENATE(&quot;model_&quot;;[.I4])" office:value-type="string" office:string-value="model_eproc_branch">
            <text:p>model_eproc_branch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&quot;;[.I5])" office:value-type="string" office:string-value="access_eproc_lelang">
            <text:p>access_eproc_lelang</text:p>
          </table:table-cell>
          <table:table-cell table:formula="of:=REPLACE([.I5];6;1;&quot;.&quot;)" office:value-type="string" office:string-value="eproc.lelang">
            <text:p>eproc.lelang</text:p>
          </table:table-cell>
          <table:table-cell table:formula="of:=CONCATENATE(&quot;model_&quot;;[.I5])" office:value-type="string" office:string-value="model_eproc_lelang">
            <text:p>model_eproc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&quot;;[.I6])" office:value-type="string" office:string-value="access_eproc_peserta_lelang">
            <text:p>access_eproc_peserta_lelang</text:p>
          </table:table-cell>
          <table:table-cell table:formula="of:=REPLACE([.I6];6;1;&quot;.&quot;)" office:value-type="string" office:string-value="eproc.peserta_lelang">
            <text:p>eproc.peserta_lelang</text:p>
          </table:table-cell>
          <table:table-cell table:formula="of:=CONCATENATE(&quot;model_&quot;;[.I6])" office:value-type="string" office:string-value="model_eproc_peserta_lelang">
            <text:p>model_eproc_peserta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&quot;;[.I7])" office:value-type="string" office:string-value="access_eproc_lelang_kategori">
            <text:p>access_eproc_lelang_kategori</text:p>
          </table:table-cell>
          <table:table-cell table:formula="of:=REPLACE([.I7];6;1;&quot;.&quot;)" office:value-type="string" office:string-value="eproc.lelang_kategori">
            <text:p>eproc.lelang_kategori</text:p>
          </table:table-cell>
          <table:table-cell table:formula="of:=CONCATENATE(&quot;model_&quot;;[.I7])" office:value-type="string" office:string-value="model_eproc_lelang_kategori">
            <text:p>model_eproc_lelang_kategor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&quot;;[.I8])" office:value-type="string" office:string-value="access_eproc_metoda_lelang">
            <text:p>access_eproc_metoda_lelang</text:p>
          </table:table-cell>
          <table:table-cell table:formula="of:=REPLACE([.I8];6;1;&quot;.&quot;)" office:value-type="string" office:string-value="eproc.metoda_lelang">
            <text:p>eproc.metoda_lelang</text:p>
          </table:table-cell>
          <table:table-cell table:formula="of:=CONCATENATE(&quot;model_&quot;;[.I8])" office:value-type="string" office:string-value="model_eproc_metoda_lelang">
            <text:p>model_eproc_metoda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&quot;;[.I9])" office:value-type="string" office:string-value="access_eproc_metoda_evaluasi">
            <text:p>access_eproc_metoda_evaluasi</text:p>
          </table:table-cell>
          <table:table-cell table:formula="of:=REPLACE([.I9];6;1;&quot;.&quot;)" office:value-type="string" office:string-value="eproc.metoda_evaluasi">
            <text:p>eproc.metoda_evaluasi</text:p>
          </table:table-cell>
          <table:table-cell table:formula="of:=CONCATENATE(&quot;model_&quot;;[.I9])" office:value-type="string" office:string-value="model_eproc_metoda_evaluasi">
            <text:p>model_eproc_metoda_evalu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&quot;;[.I10])" office:value-type="string" office:string-value="access_eproc_status_lelang">
            <text:p>access_eproc_status_lelang</text:p>
          </table:table-cell>
          <table:table-cell table:formula="of:=REPLACE([.I10];6;1;&quot;.&quot;)" office:value-type="string" office:string-value="eproc.status_lelang">
            <text:p>eproc.status_lelang</text:p>
          </table:table-cell>
          <table:table-cell table:formula="of:=CONCATENATE(&quot;model_&quot;;[.I10])" office:value-type="string" office:string-value="model_eproc_status_lelang">
            <text:p>model_eproc_status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&quot;;[.I11])" office:value-type="string" office:string-value="access_eproc_syarat_kualifikasi">
            <text:p>access_eproc_syarat_kualifikasi</text:p>
          </table:table-cell>
          <table:table-cell table:formula="of:=REPLACE([.I11];6;1;&quot;.&quot;)" office:value-type="string" office:string-value="eproc.syarat_kualifikasi">
            <text:p>eproc.syarat_kualifikasi</text:p>
          </table:table-cell>
          <table:table-cell table:formula="of:=CONCATENATE(&quot;model_&quot;;[.I11])" office:value-type="string" office:string-value="model_eproc_syarat_kualifikasi">
            <text:p>model_eproc_syarat_kualifik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&quot;;[.I12])" office:value-type="string" office:string-value="access_eproc_jenis_kontrak_imbalan">
            <text:p>access_eproc_jenis_kontrak_imbalan</text:p>
          </table:table-cell>
          <table:table-cell table:formula="of:=REPLACE([.I12];6;1;&quot;.&quot;)" office:value-type="string" office:string-value="eproc.jenis_kontrak_imbalan">
            <text:p>eproc.jenis_kontrak_imbalan</text:p>
          </table:table-cell>
          <table:table-cell table:formula="of:=CONCATENATE(&quot;model_&quot;;[.I12])" office:value-type="string" office:string-value="model_eproc_jenis_kontrak_imbalan">
            <text:p>model_eproc_jenis_kontrak_imbal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&quot;;[.I13])" office:value-type="string" office:string-value="access_eproc_jenis_kontrak_jangka_waktu">
            <text:p>access_eproc_jenis_kontrak_jangka_waktu</text:p>
          </table:table-cell>
          <table:table-cell table:formula="of:=REPLACE([.I13];6;1;&quot;.&quot;)" office:value-type="string" office:string-value="eproc.jenis_kontrak_jangka_waktu">
            <text:p>eproc.jenis_kontrak_jangka_waktu</text:p>
          </table:table-cell>
          <table:table-cell table:formula="of:=CONCATENATE(&quot;model_&quot;;[.I13])" office:value-type="string" office:string-value="model_eproc_jenis_kontrak_jangka_waktu">
            <text:p>model_eproc_jenis_kontrak_jangka_waktu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&quot;;[.I14])" office:value-type="string" office:string-value="access_eproc_jenis_kontrak_jumlah_pihak">
            <text:p>access_eproc_jenis_kontrak_jumlah_pihak</text:p>
          </table:table-cell>
          <table:table-cell table:formula="of:=REPLACE([.I14];6;1;&quot;.&quot;)" office:value-type="string" office:string-value="eproc.jenis_kontrak_jumlah_pihak">
            <text:p>eproc.jenis_kontrak_jumlah_pihak</text:p>
          </table:table-cell>
          <table:table-cell table:formula="of:=CONCATENATE(&quot;model_&quot;;[.I14])" office:value-type="string" office:string-value="model_eproc_jenis_kontrak_jumlah_pihak">
            <text:p>model_eproc_jenis_kontrak_jumlah_pih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&quot;;[.I15])" office:value-type="string" office:string-value="access_eproc_jadwal_lelang">
            <text:p>access_eproc_jadwal_lelang</text:p>
          </table:table-cell>
          <table:table-cell table:formula="of:=REPLACE([.I15];6;1;&quot;.&quot;)" office:value-type="string" office:string-value="eproc.jadwal_lelang">
            <text:p>eproc.jadwal_lelang</text:p>
          </table:table-cell>
          <table:table-cell table:formula="of:=CONCATENATE(&quot;model_&quot;;[.I15])" office:value-type="string" office:string-value="model_eproc_jadwal_lelang">
            <text:p>model_eproc_jadwal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&quot;;[.I16])" office:value-type="string" office:string-value="access_eproc_master_jadwal_lelang">
            <text:p>access_eproc_master_jadwal_lelang</text:p>
          </table:table-cell>
          <table:table-cell table:formula="of:=REPLACE([.I16];6;1;&quot;.&quot;)" office:value-type="string" office:string-value="eproc.master_jadwal_lelang">
            <text:p>eproc.master_jadwal_lelang</text:p>
          </table:table-cell>
          <table:table-cell table:formula="of:=CONCATENATE(&quot;model_&quot;;[.I16])" office:value-type="string" office:string-value="model_eproc_master_jadwal_lelang">
            <text:p>model_eproc_master_jadwal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&quot;;[.I17])" office:value-type="string" office:string-value="access_eproc_dokumen_lelang">
            <text:p>access_eproc_dokumen_lelang</text:p>
          </table:table-cell>
          <table:table-cell table:formula="of:=REPLACE([.I17];6;1;&quot;.&quot;)" office:value-type="string" office:string-value="eproc.dokumen_lelang">
            <text:p>eproc.dokumen_lelang</text:p>
          </table:table-cell>
          <table:table-cell table:formula="of:=CONCATENATE(&quot;model_&quot;;[.I17])" office:value-type="string" office:string-value="model_eproc_dokumen_lelang">
            <text:p>model_eproc_dokumen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&quot;;[.I18])" office:value-type="string" office:string-value="access_eproc_peserta_lelang_ijin_usaha">
            <text:p>access_eproc_peserta_lelang_ijin_usaha</text:p>
          </table:table-cell>
          <table:table-cell table:formula="of:=REPLACE([.I18];6;1;&quot;.&quot;)" office:value-type="string" office:string-value="eproc.peserta_lelang_ijin_usaha">
            <text:p>eproc.peserta_lelang_ijin_usaha</text:p>
          </table:table-cell>
          <table:table-cell table:formula="of:=CONCATENATE(&quot;model_&quot;;[.I18])" office:value-type="string" office:string-value="model_eproc_peserta_lelang_ijin_usaha">
            <text:p>model_eproc_peserta_lelang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&quot;;[.I19])" office:value-type="string" office:string-value="access_eproc_peserta_lelang_dukungan_bank">
            <text:p>access_eproc_peserta_lelang_dukungan_bank</text:p>
          </table:table-cell>
          <table:table-cell table:formula="of:=REPLACE([.I19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19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&quot;;[.I20])" office:value-type="string" office:string-value="access_eproc_peserta_lelang_bukti_pajak">
            <text:p>access_eproc_peserta_lelang_bukti_pajak</text:p>
          </table:table-cell>
          <table:table-cell table:formula="of:=REPLACE([.I20];6;1;&quot;.&quot;)" office:value-type="string" office:string-value="eproc.peserta_lelang_bukti_pajak">
            <text:p>eproc.peserta_lelang_bukti_pajak</text:p>
          </table:table-cell>
          <table:table-cell table:formula="of:=CONCATENATE(&quot;model_&quot;;[.I20])" office:value-type="string" office:string-value="model_eproc_peserta_lelang_bukti_pajak">
            <text:p>model_eproc_peserta_lelang_bukti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&quot;;[.I21])" office:value-type="string" office:string-value="access_eproc_peserta_lelang_tenaga_ahli">
            <text:p>access_eproc_peserta_lelang_tenaga_ahli</text:p>
          </table:table-cell>
          <table:table-cell table:formula="of:=REPLACE([.I21];6;1;&quot;.&quot;)" office:value-type="string" office:string-value="eproc.peserta_lelang_tenaga_ahli">
            <text:p>eproc.peserta_lelang_tenaga_ahli</text:p>
          </table:table-cell>
          <table:table-cell table:formula="of:=CONCATENATE(&quot;model_&quot;;[.I21])" office:value-type="string" office:string-value="model_eproc_peserta_lelang_tenaga_ahli">
            <text:p>model_eproc_peserta_lelang_tenaga_ahl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&quot;;[.I22])" office:value-type="string" office:string-value="access_eproc_peserta_lelang_pengalaman">
            <text:p>access_eproc_peserta_lelang_pengalaman</text:p>
          </table:table-cell>
          <table:table-cell table:formula="of:=REPLACE([.I22];6;1;&quot;.&quot;)" office:value-type="string" office:string-value="eproc.peserta_lelang_pengalaman">
            <text:p>eproc.peserta_lelang_pengalaman</text:p>
          </table:table-cell>
          <table:table-cell table:formula="of:=CONCATENATE(&quot;model_&quot;;[.I22])" office:value-type="string" office:string-value="model_eproc_peserta_lelang_pengalaman">
            <text:p>model_eproc_peserta_lelang_pengalam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&quot;;[.I23])" office:value-type="string" office:string-value="access_eproc_peserta_lelang_pekerjaan_sedang_berjalan">
            <text:p>access_eproc_peserta_lelang_pekerjaan_sedang_berjalan</text:p>
          </table:table-cell>
          <table:table-cell table:formula="of:=REPLACE([.I23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23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&quot;;[.I24])" office:value-type="string" office:string-value="access_eproc_peserta_lelang_peralatan">
            <text:p>access_eproc_peserta_lelang_peralatan</text:p>
          </table:table-cell>
          <table:table-cell table:formula="of:=REPLACE([.I24];6;1;&quot;.&quot;)" office:value-type="string" office:string-value="eproc.peserta_lelang_peralatan">
            <text:p>eproc.peserta_lelang_peralatan</text:p>
          </table:table-cell>
          <table:table-cell table:formula="of:=CONCATENATE(&quot;model_&quot;;[.I24])" office:value-type="string" office:string-value="model_eproc_peserta_lelang_peralatan">
            <text:p>model_eproc_peserta_lelang_peralat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&quot;;[.I25])" office:value-type="string" office:string-value="access_eproc_peserta_lelang_neraca">
            <text:p>access_eproc_peserta_lelang_neraca</text:p>
          </table:table-cell>
          <table:table-cell table:formula="of:=REPLACE([.I25];6;1;&quot;.&quot;)" office:value-type="string" office:string-value="eproc.peserta_lelang_neraca">
            <text:p>eproc.peserta_lelang_neraca</text:p>
          </table:table-cell>
          <table:table-cell table:formula="of:=CONCATENATE(&quot;model_&quot;;[.I25])" office:value-type="string" office:string-value="model_eproc_peserta_lelang_neraca">
            <text:p>model_eproc_peserta_lelang_nerac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&quot;;[.I26])" office:value-type="string" office:string-value="access_eproc_peserta_lelang_dokumen_penawaran">
            <text:p>access_eproc_peserta_lelang_dokumen_penawaran</text:p>
          </table:table-cell>
          <table:table-cell table:formula="of:=REPLACE([.I26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26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&quot;;[.I27])" office:value-type="string" office:string-value="access_eproc_master_jenis_dokumen_penawaran">
            <text:p>access_eproc_master_jenis_dokumen_penawaran</text:p>
          </table:table-cell>
          <table:table-cell table:formula="of:=REPLACE([.I27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27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&quot;;[.I28])" office:value-type="string" office:string-value="access_eproc_tahap_lelang">
            <text:p>access_eproc_tahap_lelang</text:p>
          </table:table-cell>
          <table:table-cell table:formula="of:=REPLACE([.I28];6;1;&quot;.&quot;)" office:value-type="string" office:string-value="eproc.tahap_lelang">
            <text:p>eproc.tahap_lelang</text:p>
          </table:table-cell>
          <table:table-cell table:formula="of:=CONCATENATE(&quot;model_&quot;;[.I28])" office:value-type="string" office:string-value="model_eproc_tahap_lelang">
            <text:p>model_eproc_tahap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&quot;;[.I29])" office:value-type="string" office:string-value="access_eproc_penjelasan_dokumen">
            <text:p>access_eproc_penjelasan_dokumen</text:p>
          </table:table-cell>
          <table:table-cell table:formula="of:=REPLACE([.I29];6;1;&quot;.&quot;)" office:value-type="string" office:string-value="eproc.penjelasan_dokumen">
            <text:p>eproc.penjelasan_dokumen</text:p>
          </table:table-cell>
          <table:table-cell table:formula="of:=CONCATENATE(&quot;model_&quot;;[.I29])" office:value-type="string" office:string-value="model_eproc_penjelasan_dokumen">
            <text:p>model_eproc_penjelasan_dokume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&quot;;[.I30])" office:value-type="string" office:string-value="access_eproc_adendum_lelang">
            <text:p>access_eproc_adendum_lelang</text:p>
          </table:table-cell>
          <table:table-cell table:formula="of:=REPLACE([.I30];6;1;&quot;.&quot;)" office:value-type="string" office:string-value="eproc.adendum_lelang">
            <text:p>eproc.adendum_lelang</text:p>
          </table:table-cell>
          <table:table-cell table:formula="of:=CONCATENATE(&quot;model_&quot;;[.I30])" office:value-type="string" office:string-value="model_eproc_adendum_lelang">
            <text:p>model_eproc_adendum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&quot;;[.I31])" office:value-type="string" office:string-value="access_eproc_supplier">
            <text:p>access_eproc_supplier</text:p>
          </table:table-cell>
          <table:table-cell table:formula="of:=REPLACE([.I31];6;1;&quot;.&quot;)" office:value-type="string" office:string-value="eproc.supplier">
            <text:p>eproc.supplier</text:p>
          </table:table-cell>
          <table:table-cell table:formula="of:=CONCATENATE(&quot;model_&quot;;[.I31])" office:value-type="string" office:string-value="model_eproc_supplier">
            <text:p>model_eproc_supplier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&quot;;[.I32])" office:value-type="string" office:string-value="access_eproc_business_type">
            <text:p>access_eproc_business_type</text:p>
          </table:table-cell>
          <table:table-cell table:formula="of:=REPLACE([.I32];6;1;&quot;.&quot;)" office:value-type="string" office:string-value="eproc.business_type">
            <text:p>eproc.business_type</text:p>
          </table:table-cell>
          <table:table-cell table:formula="of:=CONCATENATE(&quot;model_&quot;;[.I32])" office:value-type="string" office:string-value="model_eproc_business_type">
            <text:p>model_eproc_business_type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&quot;;[.I33])" office:value-type="string" office:string-value="access_eproc_sub_business_type">
            <text:p>access_eproc_sub_business_type</text:p>
          </table:table-cell>
          <table:table-cell table:formula="of:=REPLACE([.I33];6;1;&quot;.&quot;)" office:value-type="string" office:string-value="eproc.sub_business_type">
            <text:p>eproc.sub_business_type</text:p>
          </table:table-cell>
          <table:table-cell table:formula="of:=CONCATENATE(&quot;model_&quot;;[.I33])" office:value-type="string" office:string-value="model_eproc_sub_business_type">
            <text:p>model_eproc_sub_business_type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&quot;;[.I34])" office:value-type="string" office:string-value="access_eproc_city">
            <text:p>access_eproc_city</text:p>
          </table:table-cell>
          <table:table-cell table:formula="of:=REPLACE([.I34];6;1;&quot;.&quot;)" office:value-type="string" office:string-value="eproc.city">
            <text:p>eproc.city</text:p>
          </table:table-cell>
          <table:table-cell table:formula="of:=CONCATENATE(&quot;model_&quot;;[.I34])" office:value-type="string" office:string-value="model_eproc_city">
            <text:p>model_eproc_city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&quot;;[.I35])" office:value-type="string" office:string-value="access_eproc_status">
            <text:p>access_eproc_status</text:p>
          </table:table-cell>
          <table:table-cell table:formula="of:=REPLACE([.I35];6;1;&quot;.&quot;)" office:value-type="string" office:string-value="eproc.status">
            <text:p>eproc.status</text:p>
          </table:table-cell>
          <table:table-cell table:formula="of:=CONCATENATE(&quot;model_&quot;;[.I35])" office:value-type="string" office:string-value="model_eproc_status">
            <text:p>model_eproc_status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&quot;;[.I36])" office:value-type="string" office:string-value="access_eproc_ijin_usaha">
            <text:p>access_eproc_ijin_usaha</text:p>
          </table:table-cell>
          <table:table-cell table:formula="of:=REPLACE([.I36];6;1;&quot;.&quot;)" office:value-type="string" office:string-value="eproc.ijin_usaha">
            <text:p>eproc.ijin_usaha</text:p>
          </table:table-cell>
          <table:table-cell table:formula="of:=CONCATENATE(&quot;model_&quot;;[.I36])" office:value-type="string" office:string-value="model_eproc_ijin_usaha">
            <text:p>model_eproc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&quot;;[.I37])" office:value-type="string" office:string-value="access_eproc_pemilik">
            <text:p>access_eproc_pemilik</text:p>
          </table:table-cell>
          <table:table-cell table:formula="of:=REPLACE([.I37];6;1;&quot;.&quot;)" office:value-type="string" office:string-value="eproc.pemilik">
            <text:p>eproc.pemilik</text:p>
          </table:table-cell>
          <table:table-cell table:formula="of:=CONCATENATE(&quot;model_&quot;;[.I37])" office:value-type="string" office:string-value="model_eproc_pemilik">
            <text:p>model_eproc_pemili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&quot;;[.I38])" office:value-type="string" office:string-value="access_eproc_pengurus">
            <text:p>access_eproc_pengurus</text:p>
          </table:table-cell>
          <table:table-cell table:formula="of:=REPLACE([.I38];6;1;&quot;.&quot;)" office:value-type="string" office:string-value="eproc.pengurus">
            <text:p>eproc.pengurus</text:p>
          </table:table-cell>
          <table:table-cell table:formula="of:=CONCATENATE(&quot;model_&quot;;[.I38])" office:value-type="string" office:string-value="model_eproc_pengurus">
            <text:p>model_eproc_pengurus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&quot;;[.I39])" office:value-type="string" office:string-value="access_eproc_tenaga_ahli">
            <text:p>access_eproc_tenaga_ahli</text:p>
          </table:table-cell>
          <table:table-cell table:formula="of:=REPLACE([.I39];6;1;&quot;.&quot;)" office:value-type="string" office:string-value="eproc.tenaga_ahli">
            <text:p>eproc.tenaga_ahli</text:p>
          </table:table-cell>
          <table:table-cell table:formula="of:=CONCATENATE(&quot;model_&quot;;[.I39])" office:value-type="string" office:string-value="model_eproc_tenaga_ahli">
            <text:p>model_eproc_tenaga_ahl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&quot;;[.I40])" office:value-type="string" office:string-value="access_eproc_tenaga_ahli_pengalaman_kerja">
            <text:p>access_eproc_tenaga_ahli_pengalaman_kerja</text:p>
          </table:table-cell>
          <table:table-cell table:formula="of:=REPLACE([.I40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40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&quot;;[.I41])" office:value-type="string" office:string-value="access_eproc_tenaga_ahli_pendidikan">
            <text:p>access_eproc_tenaga_ahli_pendidikan</text:p>
          </table:table-cell>
          <table:table-cell table:formula="of:=REPLACE([.I41];6;1;&quot;.&quot;)" office:value-type="string" office:string-value="eproc.tenaga_ahli_pendidikan">
            <text:p>eproc.tenaga_ahli_pendidikan</text:p>
          </table:table-cell>
          <table:table-cell table:formula="of:=CONCATENATE(&quot;model_&quot;;[.I41])" office:value-type="string" office:string-value="model_eproc_tenaga_ahli_pendidikan">
            <text:p>model_eproc_tenaga_ahli_pendidik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&quot;;[.I42])" office:value-type="string" office:string-value="access_eproc_tenaga_ahli_sertifikat">
            <text:p>access_eproc_tenaga_ahli_sertifikat</text:p>
          </table:table-cell>
          <table:table-cell table:formula="of:=REPLACE([.I42];6;1;&quot;.&quot;)" office:value-type="string" office:string-value="eproc.tenaga_ahli_sertifikat">
            <text:p>eproc.tenaga_ahli_sertifikat</text:p>
          </table:table-cell>
          <table:table-cell table:formula="of:=CONCATENATE(&quot;model_&quot;;[.I42])" office:value-type="string" office:string-value="model_eproc_tenaga_ahli_sertifikat">
            <text:p>model_eproc_tenaga_ahli_sertifika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&quot;;[.I43])" office:value-type="string" office:string-value="access_eproc_tenaga_ahli_bahasa">
            <text:p>access_eproc_tenaga_ahli_bahasa</text:p>
          </table:table-cell>
          <table:table-cell table:formula="of:=REPLACE([.I43];6;1;&quot;.&quot;)" office:value-type="string" office:string-value="eproc.tenaga_ahli_bahasa">
            <text:p>eproc.tenaga_ahli_bahasa</text:p>
          </table:table-cell>
          <table:table-cell table:formula="of:=CONCATENATE(&quot;model_&quot;;[.I43])" office:value-type="string" office:string-value="model_eproc_tenaga_ahli_bahasa">
            <text:p>model_eproc_tenaga_ahli_bahas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&quot;;[.I44])" office:value-type="string" office:string-value="access_eproc_peralatan">
            <text:p>access_eproc_peralatan</text:p>
          </table:table-cell>
          <table:table-cell table:formula="of:=REPLACE([.I44];6;1;&quot;.&quot;)" office:value-type="string" office:string-value="eproc.peralatan">
            <text:p>eproc.peralatan</text:p>
          </table:table-cell>
          <table:table-cell table:formula="of:=CONCATENATE(&quot;model_&quot;;[.I44])" office:value-type="string" office:string-value="model_eproc_peralatan">
            <text:p>model_eproc_peralat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&quot;;[.I45])" office:value-type="string" office:string-value="access_eproc_pengalaman">
            <text:p>access_eproc_pengalaman</text:p>
          </table:table-cell>
          <table:table-cell table:formula="of:=REPLACE([.I45];6;1;&quot;.&quot;)" office:value-type="string" office:string-value="eproc.pengalaman">
            <text:p>eproc.pengalaman</text:p>
          </table:table-cell>
          <table:table-cell table:formula="of:=CONCATENATE(&quot;model_&quot;;[.I45])" office:value-type="string" office:string-value="model_eproc_pengalaman">
            <text:p>model_eproc_pengalam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&quot;;[.I46])" office:value-type="string" office:string-value="access_eproc_neraca">
            <text:p>access_eproc_neraca</text:p>
          </table:table-cell>
          <table:table-cell table:formula="of:=REPLACE([.I46];6;1;&quot;.&quot;)" office:value-type="string" office:string-value="eproc.neraca">
            <text:p>eproc.neraca</text:p>
          </table:table-cell>
          <table:table-cell table:formula="of:=CONCATENATE(&quot;model_&quot;;[.I46])" office:value-type="string" office:string-value="model_eproc_neraca">
            <text:p>model_eproc_nerac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&quot;;[.I47])" office:value-type="string" office:string-value="access_eproc_bukti_pajak">
            <text:p>access_eproc_bukti_pajak</text:p>
          </table:table-cell>
          <table:table-cell table:formula="of:=REPLACE([.I47];6;1;&quot;.&quot;)" office:value-type="string" office:string-value="eproc.bukti_pajak">
            <text:p>eproc.bukti_pajak</text:p>
          </table:table-cell>
          <table:table-cell table:formula="of:=CONCATENATE(&quot;model_&quot;;[.I47])" office:value-type="string" office:string-value="model_eproc_bukti_pajak">
            <text:p>model_eproc_bukti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&quot;;[.I48])" office:value-type="string" office:string-value="access_eproc_master_pajak">
            <text:p>access_eproc_master_pajak</text:p>
          </table:table-cell>
          <table:table-cell table:formula="of:=REPLACE([.I48];6;1;&quot;.&quot;)" office:value-type="string" office:string-value="eproc.master_pajak">
            <text:p>eproc.master_pajak</text:p>
          </table:table-cell>
          <table:table-cell table:formula="of:=CONCATENATE(&quot;model_&quot;;[.I48])" office:value-type="string" office:string-value="model_eproc_master_pajak">
            <text:p>model_eproc_master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&quot;;[.I49])" office:value-type="string" office:string-value="access_eproc_akta_perusahaan">
            <text:p>access_eproc_akta_perusahaan</text:p>
          </table:table-cell>
          <table:table-cell table:formula="of:=REPLACE([.I49];6;1;&quot;.&quot;)" office:value-type="string" office:string-value="eproc.akta_perusahaan">
            <text:p>eproc.akta_perusahaan</text:p>
          </table:table-cell>
          <table:table-cell table:formula="of:=CONCATENATE(&quot;model_&quot;;[.I49])" office:value-type="string" office:string-value="model_eproc_akta_perusahaan">
            <text:p>model_eproc_akta_perusaha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&quot;;[.I50])" office:value-type="string" office:string-value="access_eproc_master_ijin_usaha">
            <text:p>access_eproc_master_ijin_usaha</text:p>
          </table:table-cell>
          <table:table-cell table:formula="of:=REPLACE([.I50];6;1;&quot;.&quot;)" office:value-type="string" office:string-value="eproc.master_ijin_usaha">
            <text:p>eproc.master_ijin_usaha</text:p>
          </table:table-cell>
          <table:table-cell table:formula="of:=CONCATENATE(&quot;model_&quot;;[.I50])" office:value-type="string" office:string-value="model_eproc_master_ijin_usaha">
            <text:p>model_eproc_master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ijin_usaha</text:p>
          </table:table-cell>
        </table:table-row>
        <table:table-row table:style-name="ro2">
          <table:table-cell table:formula="of:=CONCATENATE(&quot;access_&quot;;[.I51])" office:value-type="string" office:string-value="access_eproc_master_kualifikasi">
            <text:p>access_eproc_master_kualifikasi</text:p>
          </table:table-cell>
          <table:table-cell table:formula="of:=REPLACE([.I51];6;1;&quot;.&quot;)" office:value-type="string" office:string-value="eproc.master_kualifikasi">
            <text:p>eproc.master_kualifikasi</text:p>
          </table:table-cell>
          <table:table-cell table:formula="of:=CONCATENATE(&quot;model_&quot;;[.I51])" office:value-type="string" office:string-value="model_eproc_master_kualifikasi">
            <text:p>model_eproc_master_kualifik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kualifikasi</text:p>
          </table:table-cell>
        </table:table-row>
        <table:table-row table:style-name="ro2">
          <table:table-cell table:formula="of:=CONCATENATE(&quot;access_&quot;;[.I52])" office:value-type="string" office:string-value="access_eproc_lelang_product">
            <text:p>access_eproc_lelang_product</text:p>
          </table:table-cell>
          <table:table-cell table:formula="of:=REPLACE([.I52];6;1;&quot;.&quot;)" office:value-type="string" office:string-value="eproc.lelang_product">
            <text:p>eproc.lelang_product</text:p>
          </table:table-cell>
          <table:table-cell table:formula="of:=CONCATENATE(&quot;model_&quot;;[.I52])" office:value-type="string" office:string-value="model_eproc_lelang_product">
            <text:p>model_eproc_lelang_produc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produc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manager_&quot;;[.I54])" office:value-type="string" office:string-value="access_manager_eproc_city">
            <text:p>access_manager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54])" office:value-type="string" office:string-value="model_eproc_city">
            <text:p>model_eproc_city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manager_&quot;;[.I55])" office:value-type="string" office:string-value="access_manager_eproc_paket">
            <text:p>access_manager_eproc_paket</text:p>
          </table:table-cell>
          <table:table-cell table:formula="of:=REPLACE([.I55];6;1;&quot;.&quot;)" office:value-type="string" office:string-value="eproc.paket">
            <text:p>eproc.paket</text:p>
          </table:table-cell>
          <table:table-cell table:formula="of:=CONCATENATE(&quot;model_&quot;;[.I55])" office:value-type="string" office:string-value="model_eproc_paket">
            <text:p>model_eproc_paket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manager_&quot;;[.I56])" office:value-type="string" office:string-value="access_manager_eproc_branch">
            <text:p>access_manager_eproc_branch</text:p>
          </table:table-cell>
          <table:table-cell table:formula="of:=REPLACE([.I56];6;1;&quot;.&quot;)" office:value-type="string" office:string-value="eproc.branch">
            <text:p>eproc.branch</text:p>
          </table:table-cell>
          <table:table-cell table:formula="of:=CONCATENATE(&quot;model_&quot;;[.I56])" office:value-type="string" office:string-value="model_eproc_branch">
            <text:p>model_eproc_branch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manager_&quot;;[.I57])" office:value-type="string" office:string-value="access_manager_eproc_lelang">
            <text:p>access_manager_eproc_lelang</text:p>
          </table:table-cell>
          <table:table-cell table:formula="of:=REPLACE([.I57];6;1;&quot;.&quot;)" office:value-type="string" office:string-value="eproc.lelang">
            <text:p>eproc.lelang</text:p>
          </table:table-cell>
          <table:table-cell table:formula="of:=CONCATENATE(&quot;model_&quot;;[.I57])" office:value-type="string" office:string-value="model_eproc_lelang">
            <text:p>model_eproc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manager_&quot;;[.I58])" office:value-type="string" office:string-value="access_manager_eproc_peserta_lelang">
            <text:p>access_manager_eproc_peserta_lelang</text:p>
          </table:table-cell>
          <table:table-cell table:formula="of:=REPLACE([.I58];6;1;&quot;.&quot;)" office:value-type="string" office:string-value="eproc.peserta_lelang">
            <text:p>eproc.peserta_lelang</text:p>
          </table:table-cell>
          <table:table-cell table:formula="of:=CONCATENATE(&quot;model_&quot;;[.I58])" office:value-type="string" office:string-value="model_eproc_peserta_lelang">
            <text:p>model_eproc_peserta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manager_&quot;;[.I59])" office:value-type="string" office:string-value="access_manager_eproc_lelang_kategori">
            <text:p>access_manager_eproc_lelang_kategori</text:p>
          </table:table-cell>
          <table:table-cell table:formula="of:=REPLACE([.I59];6;1;&quot;.&quot;)" office:value-type="string" office:string-value="eproc.lelang_kategori">
            <text:p>eproc.lelang_kategori</text:p>
          </table:table-cell>
          <table:table-cell table:formula="of:=CONCATENATE(&quot;model_&quot;;[.I59])" office:value-type="string" office:string-value="model_eproc_lelang_kategori">
            <text:p>model_eproc_lelang_kategor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manager_&quot;;[.I60])" office:value-type="string" office:string-value="access_manager_eproc_metoda_lelang">
            <text:p>access_manager_eproc_metoda_lelang</text:p>
          </table:table-cell>
          <table:table-cell table:formula="of:=REPLACE([.I60];6;1;&quot;.&quot;)" office:value-type="string" office:string-value="eproc.metoda_lelang">
            <text:p>eproc.metoda_lelang</text:p>
          </table:table-cell>
          <table:table-cell table:formula="of:=CONCATENATE(&quot;model_&quot;;[.I60])" office:value-type="string" office:string-value="model_eproc_metoda_lelang">
            <text:p>model_eproc_metoda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manager_&quot;;[.I61])" office:value-type="string" office:string-value="access_manager_eproc_metoda_evaluasi">
            <text:p>access_manager_eproc_metoda_evaluasi</text:p>
          </table:table-cell>
          <table:table-cell table:formula="of:=REPLACE([.I61];6;1;&quot;.&quot;)" office:value-type="string" office:string-value="eproc.metoda_evaluasi">
            <text:p>eproc.metoda_evaluasi</text:p>
          </table:table-cell>
          <table:table-cell table:formula="of:=CONCATENATE(&quot;model_&quot;;[.I61])" office:value-type="string" office:string-value="model_eproc_metoda_evaluasi">
            <text:p>model_eproc_metoda_evalu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manager_&quot;;[.I62])" office:value-type="string" office:string-value="access_manager_eproc_status_lelang">
            <text:p>access_manager_eproc_status_lelang</text:p>
          </table:table-cell>
          <table:table-cell table:formula="of:=REPLACE([.I62];6;1;&quot;.&quot;)" office:value-type="string" office:string-value="eproc.status_lelang">
            <text:p>eproc.status_lelang</text:p>
          </table:table-cell>
          <table:table-cell table:formula="of:=CONCATENATE(&quot;model_&quot;;[.I62])" office:value-type="string" office:string-value="model_eproc_status_lelang">
            <text:p>model_eproc_status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manager_&quot;;[.I63])" office:value-type="string" office:string-value="access_manager_eproc_syarat_kualifikasi">
            <text:p>access_manager_eproc_syarat_kualifikasi</text:p>
          </table:table-cell>
          <table:table-cell table:formula="of:=REPLACE([.I63];6;1;&quot;.&quot;)" office:value-type="string" office:string-value="eproc.syarat_kualifikasi">
            <text:p>eproc.syarat_kualifikasi</text:p>
          </table:table-cell>
          <table:table-cell table:formula="of:=CONCATENATE(&quot;model_&quot;;[.I63])" office:value-type="string" office:string-value="model_eproc_syarat_kualifikasi">
            <text:p>model_eproc_syarat_kualifik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manager_&quot;;[.I64])" office:value-type="string" office:string-value="access_manager_eproc_jenis_kontrak_imbalan">
            <text:p>access_manager_eproc_jenis_kontrak_imbalan</text:p>
          </table:table-cell>
          <table:table-cell table:formula="of:=REPLACE([.I64];6;1;&quot;.&quot;)" office:value-type="string" office:string-value="eproc.jenis_kontrak_imbalan">
            <text:p>eproc.jenis_kontrak_imbalan</text:p>
          </table:table-cell>
          <table:table-cell table:formula="of:=CONCATENATE(&quot;model_&quot;;[.I64])" office:value-type="string" office:string-value="model_eproc_jenis_kontrak_imbalan">
            <text:p>model_eproc_jenis_kontrak_imbal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manager_&quot;;[.I65])" office:value-type="string" office:string-value="access_manager_eproc_jenis_kontrak_jangka_waktu">
            <text:p>access_manager_eproc_jenis_kontrak_jangka_waktu</text:p>
          </table:table-cell>
          <table:table-cell table:formula="of:=REPLACE([.I65];6;1;&quot;.&quot;)" office:value-type="string" office:string-value="eproc.jenis_kontrak_jangka_waktu">
            <text:p>eproc.jenis_kontrak_jangka_waktu</text:p>
          </table:table-cell>
          <table:table-cell table:formula="of:=CONCATENATE(&quot;model_&quot;;[.I65])" office:value-type="string" office:string-value="model_eproc_jenis_kontrak_jangka_waktu">
            <text:p>model_eproc_jenis_kontrak_jangka_waktu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manager_&quot;;[.I66])" office:value-type="string" office:string-value="access_manager_eproc_jenis_kontrak_jumlah_pihak">
            <text:p>access_manager_eproc_jenis_kontrak_jumlah_pihak</text:p>
          </table:table-cell>
          <table:table-cell table:formula="of:=REPLACE([.I66];6;1;&quot;.&quot;)" office:value-type="string" office:string-value="eproc.jenis_kontrak_jumlah_pihak">
            <text:p>eproc.jenis_kontrak_jumlah_pihak</text:p>
          </table:table-cell>
          <table:table-cell table:formula="of:=CONCATENATE(&quot;model_&quot;;[.I66])" office:value-type="string" office:string-value="model_eproc_jenis_kontrak_jumlah_pihak">
            <text:p>model_eproc_jenis_kontrak_jumlah_pih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manager_&quot;;[.I67])" office:value-type="string" office:string-value="access_manager_eproc_jadwal_lelang">
            <text:p>access_manager_eproc_jadwal_lelang</text:p>
          </table:table-cell>
          <table:table-cell table:formula="of:=REPLACE([.I67];6;1;&quot;.&quot;)" office:value-type="string" office:string-value="eproc.jadwal_lelang">
            <text:p>eproc.jadwal_lelang</text:p>
          </table:table-cell>
          <table:table-cell table:formula="of:=CONCATENATE(&quot;model_&quot;;[.I67])" office:value-type="string" office:string-value="model_eproc_jadwal_lelang">
            <text:p>model_eproc_jadwal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manager_&quot;;[.I68])" office:value-type="string" office:string-value="access_manager_eproc_master_jadwal_lelang">
            <text:p>access_manager_eproc_master_jadwal_lelang</text:p>
          </table:table-cell>
          <table:table-cell table:formula="of:=REPLACE([.I68];6;1;&quot;.&quot;)" office:value-type="string" office:string-value="eproc.master_jadwal_lelang">
            <text:p>eproc.master_jadwal_lelang</text:p>
          </table:table-cell>
          <table:table-cell table:formula="of:=CONCATENATE(&quot;model_&quot;;[.I68])" office:value-type="string" office:string-value="model_eproc_master_jadwal_lelang">
            <text:p>model_eproc_master_jadwal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manager_&quot;;[.I69])" office:value-type="string" office:string-value="access_manager_eproc_dokumen_lelang">
            <text:p>access_manager_eproc_dokumen_lelang</text:p>
          </table:table-cell>
          <table:table-cell table:formula="of:=REPLACE([.I69];6;1;&quot;.&quot;)" office:value-type="string" office:string-value="eproc.dokumen_lelang">
            <text:p>eproc.dokumen_lelang</text:p>
          </table:table-cell>
          <table:table-cell table:formula="of:=CONCATENATE(&quot;model_&quot;;[.I69])" office:value-type="string" office:string-value="model_eproc_dokumen_lelang">
            <text:p>model_eproc_dokumen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manager_&quot;;[.I70])" office:value-type="string" office:string-value="access_manager_eproc_peserta_lelang_ijin_usaha">
            <text:p>access_manager_eproc_peserta_lelang_ijin_usaha</text:p>
          </table:table-cell>
          <table:table-cell table:formula="of:=REPLACE([.I70];6;1;&quot;.&quot;)" office:value-type="string" office:string-value="eproc.peserta_lelang_ijin_usaha">
            <text:p>eproc.peserta_lelang_ijin_usaha</text:p>
          </table:table-cell>
          <table:table-cell table:formula="of:=CONCATENATE(&quot;model_&quot;;[.I70])" office:value-type="string" office:string-value="model_eproc_peserta_lelang_ijin_usaha">
            <text:p>model_eproc_peserta_lelang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manager_&quot;;[.I71])" office:value-type="string" office:string-value="access_manager_eproc_peserta_lelang_dukungan_bank">
            <text:p>access_manager_eproc_peserta_lelang_dukungan_bank</text:p>
          </table:table-cell>
          <table:table-cell table:formula="of:=REPLACE([.I71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71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manager_&quot;;[.I72])" office:value-type="string" office:string-value="access_manager_eproc_peserta_lelang_bukti_pajak">
            <text:p>access_manager_eproc_peserta_lelang_bukti_pajak</text:p>
          </table:table-cell>
          <table:table-cell table:formula="of:=REPLACE([.I72];6;1;&quot;.&quot;)" office:value-type="string" office:string-value="eproc.peserta_lelang_bukti_pajak">
            <text:p>eproc.peserta_lelang_bukti_pajak</text:p>
          </table:table-cell>
          <table:table-cell table:formula="of:=CONCATENATE(&quot;model_&quot;;[.I72])" office:value-type="string" office:string-value="model_eproc_peserta_lelang_bukti_pajak">
            <text:p>model_eproc_peserta_lelang_bukti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manager_&quot;;[.I73])" office:value-type="string" office:string-value="access_manager_eproc_peserta_lelang_tenaga_ahli">
            <text:p>access_manager_eproc_peserta_lelang_tenaga_ahli</text:p>
          </table:table-cell>
          <table:table-cell table:formula="of:=REPLACE([.I73];6;1;&quot;.&quot;)" office:value-type="string" office:string-value="eproc.peserta_lelang_tenaga_ahli">
            <text:p>eproc.peserta_lelang_tenaga_ahli</text:p>
          </table:table-cell>
          <table:table-cell table:formula="of:=CONCATENATE(&quot;model_&quot;;[.I73])" office:value-type="string" office:string-value="model_eproc_peserta_lelang_tenaga_ahli">
            <text:p>model_eproc_peserta_lelang_tenaga_ahl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manager_&quot;;[.I74])" office:value-type="string" office:string-value="access_manager_eproc_peserta_lelang_pengalaman">
            <text:p>access_manager_eproc_peserta_lelang_pengalaman</text:p>
          </table:table-cell>
          <table:table-cell table:formula="of:=REPLACE([.I74];6;1;&quot;.&quot;)" office:value-type="string" office:string-value="eproc.peserta_lelang_pengalaman">
            <text:p>eproc.peserta_lelang_pengalaman</text:p>
          </table:table-cell>
          <table:table-cell table:formula="of:=CONCATENATE(&quot;model_&quot;;[.I74])" office:value-type="string" office:string-value="model_eproc_peserta_lelang_pengalaman">
            <text:p>model_eproc_peserta_lelang_pengalam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manager_&quot;;[.I75])" office:value-type="string" office:string-value="access_manager_eproc_peserta_lelang_pekerjaan_sedang_berjalan">
            <text:p>access_manager_eproc_peserta_lelang_pekerjaan_sedang_berjalan</text:p>
          </table:table-cell>
          <table:table-cell table:formula="of:=REPLACE([.I75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75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manager_&quot;;[.I76])" office:value-type="string" office:string-value="access_manager_eproc_peserta_lelang_peralatan">
            <text:p>access_manager_eproc_peserta_lelang_peralatan</text:p>
          </table:table-cell>
          <table:table-cell table:formula="of:=REPLACE([.I76];6;1;&quot;.&quot;)" office:value-type="string" office:string-value="eproc.peserta_lelang_peralatan">
            <text:p>eproc.peserta_lelang_peralatan</text:p>
          </table:table-cell>
          <table:table-cell table:formula="of:=CONCATENATE(&quot;model_&quot;;[.I76])" office:value-type="string" office:string-value="model_eproc_peserta_lelang_peralatan">
            <text:p>model_eproc_peserta_lelang_peralat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manager_&quot;;[.I77])" office:value-type="string" office:string-value="access_manager_eproc_peserta_lelang_neraca">
            <text:p>access_manager_eproc_peserta_lelang_neraca</text:p>
          </table:table-cell>
          <table:table-cell table:formula="of:=REPLACE([.I77];6;1;&quot;.&quot;)" office:value-type="string" office:string-value="eproc.peserta_lelang_neraca">
            <text:p>eproc.peserta_lelang_neraca</text:p>
          </table:table-cell>
          <table:table-cell table:formula="of:=CONCATENATE(&quot;model_&quot;;[.I77])" office:value-type="string" office:string-value="model_eproc_peserta_lelang_neraca">
            <text:p>model_eproc_peserta_lelang_nerac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manager_&quot;;[.I78])" office:value-type="string" office:string-value="access_manager_eproc_peserta_lelang_dokumen_penawaran">
            <text:p>access_manager_eproc_peserta_lelang_dokumen_penawaran</text:p>
          </table:table-cell>
          <table:table-cell table:formula="of:=REPLACE([.I78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78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manager_&quot;;[.I79])" office:value-type="string" office:string-value="access_manager_eproc_master_jenis_dokumen_penawaran">
            <text:p>access_manager_eproc_master_jenis_dokumen_penawaran</text:p>
          </table:table-cell>
          <table:table-cell table:formula="of:=REPLACE([.I79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79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manager_&quot;;[.I80])" office:value-type="string" office:string-value="access_manager_eproc_tahap_lelang">
            <text:p>access_manager_eproc_tahap_lelang</text:p>
          </table:table-cell>
          <table:table-cell table:formula="of:=REPLACE([.I80];6;1;&quot;.&quot;)" office:value-type="string" office:string-value="eproc.tahap_lelang">
            <text:p>eproc.tahap_lelang</text:p>
          </table:table-cell>
          <table:table-cell table:formula="of:=CONCATENATE(&quot;model_&quot;;[.I80])" office:value-type="string" office:string-value="model_eproc_tahap_lelang">
            <text:p>model_eproc_tahap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manager_&quot;;[.I81])" office:value-type="string" office:string-value="access_manager_eproc_penjelasan_dokumen">
            <text:p>access_manager_eproc_penjelasan_dokumen</text:p>
          </table:table-cell>
          <table:table-cell table:formula="of:=REPLACE([.I81];6;1;&quot;.&quot;)" office:value-type="string" office:string-value="eproc.penjelasan_dokumen">
            <text:p>eproc.penjelasan_dokumen</text:p>
          </table:table-cell>
          <table:table-cell table:formula="of:=CONCATENATE(&quot;model_&quot;;[.I81])" office:value-type="string" office:string-value="model_eproc_penjelasan_dokumen">
            <text:p>model_eproc_penjelasan_dokume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manager_&quot;;[.I82])" office:value-type="string" office:string-value="access_manager_eproc_adendum_lelang">
            <text:p>access_manager_eproc_adendum_lelang</text:p>
          </table:table-cell>
          <table:table-cell table:formula="of:=REPLACE([.I82];6;1;&quot;.&quot;)" office:value-type="string" office:string-value="eproc.adendum_lelang">
            <text:p>eproc.adendum_lelang</text:p>
          </table:table-cell>
          <table:table-cell table:formula="of:=CONCATENATE(&quot;model_&quot;;[.I82])" office:value-type="string" office:string-value="model_eproc_adendum_lelang">
            <text:p>model_eproc_adendum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manager_&quot;;[.I83])" office:value-type="string" office:string-value="access_manager_eproc_supplier">
            <text:p>access_manager_eproc_supplier</text:p>
          </table:table-cell>
          <table:table-cell table:formula="of:=REPLACE([.I83];6;1;&quot;.&quot;)" office:value-type="string" office:string-value="eproc.supplier">
            <text:p>eproc.supplier</text:p>
          </table:table-cell>
          <table:table-cell table:formula="of:=CONCATENATE(&quot;model_&quot;;[.I83])" office:value-type="string" office:string-value="model_eproc_supplier">
            <text:p>model_eproc_supplier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manager_&quot;;[.I84])" office:value-type="string" office:string-value="access_manager_eproc_business_type">
            <text:p>access_manager_eproc_business_type</text:p>
          </table:table-cell>
          <table:table-cell table:formula="of:=REPLACE([.I84];6;1;&quot;.&quot;)" office:value-type="string" office:string-value="eproc.business_type">
            <text:p>eproc.business_type</text:p>
          </table:table-cell>
          <table:table-cell table:formula="of:=CONCATENATE(&quot;model_&quot;;[.I84])" office:value-type="string" office:string-value="model_eproc_business_type">
            <text:p>model_eproc_business_type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manager_&quot;;[.I85])" office:value-type="string" office:string-value="access_manager_eproc_sub_business_type">
            <text:p>access_manager_eproc_sub_business_type</text:p>
          </table:table-cell>
          <table:table-cell table:formula="of:=REPLACE([.I85];6;1;&quot;.&quot;)" office:value-type="string" office:string-value="eproc.sub_business_type">
            <text:p>eproc.sub_business_type</text:p>
          </table:table-cell>
          <table:table-cell table:formula="of:=CONCATENATE(&quot;model_&quot;;[.I85])" office:value-type="string" office:string-value="model_eproc_sub_business_type">
            <text:p>model_eproc_sub_business_type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manager_&quot;;[.I86])" office:value-type="string" office:string-value="access_manager_eproc_city">
            <text:p>access_manager_eproc_city</text:p>
          </table:table-cell>
          <table:table-cell table:formula="of:=REPLACE([.I86];6;1;&quot;.&quot;)" office:value-type="string" office:string-value="eproc.city">
            <text:p>eproc.city</text:p>
          </table:table-cell>
          <table:table-cell table:formula="of:=CONCATENATE(&quot;model_&quot;;[.I86])" office:value-type="string" office:string-value="model_eproc_city">
            <text:p>model_eproc_city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manager_&quot;;[.I87])" office:value-type="string" office:string-value="access_manager_eproc_status">
            <text:p>access_manager_eproc_status</text:p>
          </table:table-cell>
          <table:table-cell table:formula="of:=REPLACE([.I87];6;1;&quot;.&quot;)" office:value-type="string" office:string-value="eproc.status">
            <text:p>eproc.status</text:p>
          </table:table-cell>
          <table:table-cell table:formula="of:=CONCATENATE(&quot;model_&quot;;[.I87])" office:value-type="string" office:string-value="model_eproc_status">
            <text:p>model_eproc_status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manager_&quot;;[.I88])" office:value-type="string" office:string-value="access_manager_eproc_ijin_usaha">
            <text:p>access_manager_eproc_ijin_usaha</text:p>
          </table:table-cell>
          <table:table-cell table:formula="of:=REPLACE([.I88];6;1;&quot;.&quot;)" office:value-type="string" office:string-value="eproc.ijin_usaha">
            <text:p>eproc.ijin_usaha</text:p>
          </table:table-cell>
          <table:table-cell table:formula="of:=CONCATENATE(&quot;model_&quot;;[.I88])" office:value-type="string" office:string-value="model_eproc_ijin_usaha">
            <text:p>model_eproc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manager_&quot;;[.I89])" office:value-type="string" office:string-value="access_manager_eproc_pemilik">
            <text:p>access_manager_eproc_pemilik</text:p>
          </table:table-cell>
          <table:table-cell table:formula="of:=REPLACE([.I89];6;1;&quot;.&quot;)" office:value-type="string" office:string-value="eproc.pemilik">
            <text:p>eproc.pemilik</text:p>
          </table:table-cell>
          <table:table-cell table:formula="of:=CONCATENATE(&quot;model_&quot;;[.I89])" office:value-type="string" office:string-value="model_eproc_pemilik">
            <text:p>model_eproc_pemili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manager_&quot;;[.I90])" office:value-type="string" office:string-value="access_manager_eproc_pengurus">
            <text:p>access_manager_eproc_pengurus</text:p>
          </table:table-cell>
          <table:table-cell table:formula="of:=REPLACE([.I90];6;1;&quot;.&quot;)" office:value-type="string" office:string-value="eproc.pengurus">
            <text:p>eproc.pengurus</text:p>
          </table:table-cell>
          <table:table-cell table:formula="of:=CONCATENATE(&quot;model_&quot;;[.I90])" office:value-type="string" office:string-value="model_eproc_pengurus">
            <text:p>model_eproc_pengurus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manager_&quot;;[.I91])" office:value-type="string" office:string-value="access_manager_eproc_tenaga_ahli">
            <text:p>access_manager_eproc_tenaga_ahli</text:p>
          </table:table-cell>
          <table:table-cell table:formula="of:=REPLACE([.I91];6;1;&quot;.&quot;)" office:value-type="string" office:string-value="eproc.tenaga_ahli">
            <text:p>eproc.tenaga_ahli</text:p>
          </table:table-cell>
          <table:table-cell table:formula="of:=CONCATENATE(&quot;model_&quot;;[.I91])" office:value-type="string" office:string-value="model_eproc_tenaga_ahli">
            <text:p>model_eproc_tenaga_ahl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manager_&quot;;[.I92])" office:value-type="string" office:string-value="access_manager_eproc_tenaga_ahli_pengalaman_kerja">
            <text:p>access_manager_eproc_tenaga_ahli_pengalaman_kerja</text:p>
          </table:table-cell>
          <table:table-cell table:formula="of:=REPLACE([.I92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92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manager_&quot;;[.I93])" office:value-type="string" office:string-value="access_manager_eproc_tenaga_ahli_pendidikan">
            <text:p>access_manager_eproc_tenaga_ahli_pendidikan</text:p>
          </table:table-cell>
          <table:table-cell table:formula="of:=REPLACE([.I93];6;1;&quot;.&quot;)" office:value-type="string" office:string-value="eproc.tenaga_ahli_pendidikan">
            <text:p>eproc.tenaga_ahli_pendidikan</text:p>
          </table:table-cell>
          <table:table-cell table:formula="of:=CONCATENATE(&quot;model_&quot;;[.I93])" office:value-type="string" office:string-value="model_eproc_tenaga_ahli_pendidikan">
            <text:p>model_eproc_tenaga_ahli_pendidik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manager_&quot;;[.I94])" office:value-type="string" office:string-value="access_manager_eproc_tenaga_ahli_sertifikat">
            <text:p>access_manager_eproc_tenaga_ahli_sertifikat</text:p>
          </table:table-cell>
          <table:table-cell table:formula="of:=REPLACE([.I94];6;1;&quot;.&quot;)" office:value-type="string" office:string-value="eproc.tenaga_ahli_sertifikat">
            <text:p>eproc.tenaga_ahli_sertifikat</text:p>
          </table:table-cell>
          <table:table-cell table:formula="of:=CONCATENATE(&quot;model_&quot;;[.I94])" office:value-type="string" office:string-value="model_eproc_tenaga_ahli_sertifikat">
            <text:p>model_eproc_tenaga_ahli_sertifikat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manager_&quot;;[.I95])" office:value-type="string" office:string-value="access_manager_eproc_tenaga_ahli_bahasa">
            <text:p>access_manager_eproc_tenaga_ahli_bahasa</text:p>
          </table:table-cell>
          <table:table-cell table:formula="of:=REPLACE([.I95];6;1;&quot;.&quot;)" office:value-type="string" office:string-value="eproc.tenaga_ahli_bahasa">
            <text:p>eproc.tenaga_ahli_bahasa</text:p>
          </table:table-cell>
          <table:table-cell table:formula="of:=CONCATENATE(&quot;model_&quot;;[.I95])" office:value-type="string" office:string-value="model_eproc_tenaga_ahli_bahasa">
            <text:p>model_eproc_tenaga_ahli_bahas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manager_&quot;;[.I96])" office:value-type="string" office:string-value="access_manager_eproc_peralatan">
            <text:p>access_manager_eproc_peralatan</text:p>
          </table:table-cell>
          <table:table-cell table:formula="of:=REPLACE([.I96];6;1;&quot;.&quot;)" office:value-type="string" office:string-value="eproc.peralatan">
            <text:p>eproc.peralatan</text:p>
          </table:table-cell>
          <table:table-cell table:formula="of:=CONCATENATE(&quot;model_&quot;;[.I96])" office:value-type="string" office:string-value="model_eproc_peralatan">
            <text:p>model_eproc_peralat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manager_&quot;;[.I97])" office:value-type="string" office:string-value="access_manager_eproc_pengalaman">
            <text:p>access_manager_eproc_pengalaman</text:p>
          </table:table-cell>
          <table:table-cell table:formula="of:=REPLACE([.I97];6;1;&quot;.&quot;)" office:value-type="string" office:string-value="eproc.pengalaman">
            <text:p>eproc.pengalaman</text:p>
          </table:table-cell>
          <table:table-cell table:formula="of:=CONCATENATE(&quot;model_&quot;;[.I97])" office:value-type="string" office:string-value="model_eproc_pengalaman">
            <text:p>model_eproc_pengalam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manager_&quot;;[.I98])" office:value-type="string" office:string-value="access_manager_eproc_neraca">
            <text:p>access_manager_eproc_neraca</text:p>
          </table:table-cell>
          <table:table-cell table:formula="of:=REPLACE([.I98];6;1;&quot;.&quot;)" office:value-type="string" office:string-value="eproc.neraca">
            <text:p>eproc.neraca</text:p>
          </table:table-cell>
          <table:table-cell table:formula="of:=CONCATENATE(&quot;model_&quot;;[.I98])" office:value-type="string" office:string-value="model_eproc_neraca">
            <text:p>model_eproc_nerac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manager_&quot;;[.I99])" office:value-type="string" office:string-value="access_manager_eproc_bukti_pajak">
            <text:p>access_manager_eproc_bukti_pajak</text:p>
          </table:table-cell>
          <table:table-cell table:formula="of:=REPLACE([.I99];6;1;&quot;.&quot;)" office:value-type="string" office:string-value="eproc.bukti_pajak">
            <text:p>eproc.bukti_pajak</text:p>
          </table:table-cell>
          <table:table-cell table:formula="of:=CONCATENATE(&quot;model_&quot;;[.I99])" office:value-type="string" office:string-value="model_eproc_bukti_pajak">
            <text:p>model_eproc_bukti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manager_&quot;;[.I100])" office:value-type="string" office:string-value="access_manager_eproc_master_pajak">
            <text:p>access_manager_eproc_master_pajak</text:p>
          </table:table-cell>
          <table:table-cell table:formula="of:=REPLACE([.I100];6;1;&quot;.&quot;)" office:value-type="string" office:string-value="eproc.master_pajak">
            <text:p>eproc.master_pajak</text:p>
          </table:table-cell>
          <table:table-cell table:formula="of:=CONCATENATE(&quot;model_&quot;;[.I100])" office:value-type="string" office:string-value="model_eproc_master_pajak">
            <text:p>model_eproc_master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manager_&quot;;[.I101])" office:value-type="string" office:string-value="access_manager_eproc_akta_perusahaan">
            <text:p>access_manager_eproc_akta_perusahaan</text:p>
          </table:table-cell>
          <table:table-cell table:formula="of:=REPLACE([.I101];6;1;&quot;.&quot;)" office:value-type="string" office:string-value="eproc.akta_perusahaan">
            <text:p>eproc.akta_perusahaan</text:p>
          </table:table-cell>
          <table:table-cell table:formula="of:=CONCATENATE(&quot;model_&quot;;[.I101])" office:value-type="string" office:string-value="model_eproc_akta_perusahaan">
            <text:p>model_eproc_akta_perusaha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manager_&quot;;[.I102])" office:value-type="string" office:string-value="access_manager_eproc_master_ijin_usaha">
            <text:p>access_manager_eproc_master_ijin_usaha</text:p>
          </table:table-cell>
          <table:table-cell table:formula="of:=REPLACE([.I102];6;1;&quot;.&quot;)" office:value-type="string" office:string-value="eproc.master_ijin_usaha">
            <text:p>eproc.master_ijin_usaha</text:p>
          </table:table-cell>
          <table:table-cell table:formula="of:=CONCATENATE(&quot;model_&quot;;[.I102])" office:value-type="string" office:string-value="model_eproc_master_ijin_usaha">
            <text:p>model_eproc_master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manager_&quot;;[.I103])" office:value-type="string" office:string-value="access_manager_eproc_master_kualifikasi">
            <text:p>access_manager_eproc_master_kualifikasi</text:p>
          </table:table-cell>
          <table:table-cell table:formula="of:=REPLACE([.I103];6;1;&quot;.&quot;)" office:value-type="string" office:string-value="eproc.master_kualifikasi">
            <text:p>eproc.master_kualifikasi</text:p>
          </table:table-cell>
          <table:table-cell table:formula="of:=CONCATENATE(&quot;model_&quot;;[.I103])" office:value-type="string" office:string-value="model_eproc_master_kualifikasi">
            <text:p>model_eproc_master_kualifik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kualifikasi</text:p>
          </table:table-cell>
        </table:table-row>
        <table:table-row table:style-name="ro2">
          <table:table-cell table:formula="of:=CONCATENATE(&quot;access_manager_&quot;;[.I104])" office:value-type="string" office:string-value="access_manager_eproc_lelang_product">
            <text:p>access_manager_eproc_lelang_product</text:p>
          </table:table-cell>
          <table:table-cell table:formula="of:=REPLACE([.I104];6;1;&quot;.&quot;)" office:value-type="string" office:string-value="eproc.lelang_product">
            <text:p>eproc.lelang_product</text:p>
          </table:table-cell>
          <table:table-cell table:formula="of:=CONCATENATE(&quot;model_&quot;;[.I104])" office:value-type="string" office:string-value="model_eproc_lelang_product">
            <text:p>model_eproc_lelang_product</text:p>
          </table:table-cell>
          <table:table-cell office:value-type="string">
            <text:p>group_eproc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produc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supplier_&quot;;[.I106])" office:value-type="string" office:string-value="access_supplier_eproc_city">
            <text:p>access_supplier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106])" office:value-type="string" office:string-value="model_eproc_city">
            <text:p>model_eproc_city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supplier_&quot;;[.I107])" office:value-type="string" office:string-value="access_supplier_eproc_paket">
            <text:p>access_supplier_eproc_paket</text:p>
          </table:table-cell>
          <table:table-cell table:formula="of:=REPLACE([.I107];6;1;&quot;.&quot;)" office:value-type="string" office:string-value="eproc.paket">
            <text:p>eproc.paket</text:p>
          </table:table-cell>
          <table:table-cell table:formula="of:=CONCATENATE(&quot;model_&quot;;[.I107])" office:value-type="string" office:string-value="model_eproc_paket">
            <text:p>model_eproc_paket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supplier_&quot;;[.I108])" office:value-type="string" office:string-value="access_supplier_eproc_branch">
            <text:p>access_supplier_eproc_branch</text:p>
          </table:table-cell>
          <table:table-cell table:formula="of:=REPLACE([.I108];6;1;&quot;.&quot;)" office:value-type="string" office:string-value="eproc.branch">
            <text:p>eproc.branch</text:p>
          </table:table-cell>
          <table:table-cell table:formula="of:=CONCATENATE(&quot;model_&quot;;[.I108])" office:value-type="string" office:string-value="model_eproc_branch">
            <text:p>model_eproc_branch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supplier_&quot;;[.I109])" office:value-type="string" office:string-value="access_supplier_eproc_lelang">
            <text:p>access_supplier_eproc_lelang</text:p>
          </table:table-cell>
          <table:table-cell table:formula="of:=REPLACE([.I109];6;1;&quot;.&quot;)" office:value-type="string" office:string-value="eproc.lelang">
            <text:p>eproc.lelang</text:p>
          </table:table-cell>
          <table:table-cell table:formula="of:=CONCATENATE(&quot;model_&quot;;[.I109])" office:value-type="string" office:string-value="model_eproc_lelang">
            <text:p>model_eproc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supplier_&quot;;[.I110])" office:value-type="string" office:string-value="access_supplier_eproc_peserta_lelang">
            <text:p>access_supplier_eproc_peserta_lelang</text:p>
          </table:table-cell>
          <table:table-cell table:formula="of:=REPLACE([.I110];6;1;&quot;.&quot;)" office:value-type="string" office:string-value="eproc.peserta_lelang">
            <text:p>eproc.peserta_lelang</text:p>
          </table:table-cell>
          <table:table-cell table:formula="of:=CONCATENATE(&quot;model_&quot;;[.I110])" office:value-type="string" office:string-value="model_eproc_peserta_lelang">
            <text:p>model_eproc_peserta_lelang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supplier_&quot;;[.I111])" office:value-type="string" office:string-value="access_supplier_eproc_lelang_kategori">
            <text:p>access_supplier_eproc_lelang_kategori</text:p>
          </table:table-cell>
          <table:table-cell table:formula="of:=REPLACE([.I111];6;1;&quot;.&quot;)" office:value-type="string" office:string-value="eproc.lelang_kategori">
            <text:p>eproc.lelang_kategori</text:p>
          </table:table-cell>
          <table:table-cell table:formula="of:=CONCATENATE(&quot;model_&quot;;[.I111])" office:value-type="string" office:string-value="model_eproc_lelang_kategori">
            <text:p>model_eproc_lelang_kategor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supplier_&quot;;[.I112])" office:value-type="string" office:string-value="access_supplier_eproc_metoda_lelang">
            <text:p>access_supplier_eproc_metoda_lelang</text:p>
          </table:table-cell>
          <table:table-cell table:formula="of:=REPLACE([.I112];6;1;&quot;.&quot;)" office:value-type="string" office:string-value="eproc.metoda_lelang">
            <text:p>eproc.metoda_lelang</text:p>
          </table:table-cell>
          <table:table-cell table:formula="of:=CONCATENATE(&quot;model_&quot;;[.I112])" office:value-type="string" office:string-value="model_eproc_metoda_lelang">
            <text:p>model_eproc_metoda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supplier_&quot;;[.I113])" office:value-type="string" office:string-value="access_supplier_eproc_metoda_evaluasi">
            <text:p>access_supplier_eproc_metoda_evaluasi</text:p>
          </table:table-cell>
          <table:table-cell table:formula="of:=REPLACE([.I113];6;1;&quot;.&quot;)" office:value-type="string" office:string-value="eproc.metoda_evaluasi">
            <text:p>eproc.metoda_evaluasi</text:p>
          </table:table-cell>
          <table:table-cell table:formula="of:=CONCATENATE(&quot;model_&quot;;[.I113])" office:value-type="string" office:string-value="model_eproc_metoda_evaluasi">
            <text:p>model_eproc_metoda_evalu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supplier_&quot;;[.I114])" office:value-type="string" office:string-value="access_supplier_eproc_status_lelang">
            <text:p>access_supplier_eproc_status_lelang</text:p>
          </table:table-cell>
          <table:table-cell table:formula="of:=REPLACE([.I114];6;1;&quot;.&quot;)" office:value-type="string" office:string-value="eproc.status_lelang">
            <text:p>eproc.status_lelang</text:p>
          </table:table-cell>
          <table:table-cell table:formula="of:=CONCATENATE(&quot;model_&quot;;[.I114])" office:value-type="string" office:string-value="model_eproc_status_lelang">
            <text:p>model_eproc_status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supplier_&quot;;[.I115])" office:value-type="string" office:string-value="access_supplier_eproc_syarat_kualifikasi">
            <text:p>access_supplier_eproc_syarat_kualifikasi</text:p>
          </table:table-cell>
          <table:table-cell table:formula="of:=REPLACE([.I115];6;1;&quot;.&quot;)" office:value-type="string" office:string-value="eproc.syarat_kualifikasi">
            <text:p>eproc.syarat_kualifikasi</text:p>
          </table:table-cell>
          <table:table-cell table:formula="of:=CONCATENATE(&quot;model_&quot;;[.I115])" office:value-type="string" office:string-value="model_eproc_syarat_kualifikasi">
            <text:p>model_eproc_syarat_kualifik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supplier_&quot;;[.I116])" office:value-type="string" office:string-value="access_supplier_eproc_jenis_kontrak_imbalan">
            <text:p>access_supplier_eproc_jenis_kontrak_imbalan</text:p>
          </table:table-cell>
          <table:table-cell table:formula="of:=REPLACE([.I116];6;1;&quot;.&quot;)" office:value-type="string" office:string-value="eproc.jenis_kontrak_imbalan">
            <text:p>eproc.jenis_kontrak_imbalan</text:p>
          </table:table-cell>
          <table:table-cell table:formula="of:=CONCATENATE(&quot;model_&quot;;[.I116])" office:value-type="string" office:string-value="model_eproc_jenis_kontrak_imbalan">
            <text:p>model_eproc_jenis_kontrak_imbalan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supplier_&quot;;[.I117])" office:value-type="string" office:string-value="access_supplier_eproc_jenis_kontrak_jangka_waktu">
            <text:p>access_supplier_eproc_jenis_kontrak_jangka_waktu</text:p>
          </table:table-cell>
          <table:table-cell table:formula="of:=REPLACE([.I117];6;1;&quot;.&quot;)" office:value-type="string" office:string-value="eproc.jenis_kontrak_jangka_waktu">
            <text:p>eproc.jenis_kontrak_jangka_waktu</text:p>
          </table:table-cell>
          <table:table-cell table:formula="of:=CONCATENATE(&quot;model_&quot;;[.I117])" office:value-type="string" office:string-value="model_eproc_jenis_kontrak_jangka_waktu">
            <text:p>model_eproc_jenis_kontrak_jangka_waktu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supplier_&quot;;[.I118])" office:value-type="string" office:string-value="access_supplier_eproc_jenis_kontrak_jumlah_pihak">
            <text:p>access_supplier_eproc_jenis_kontrak_jumlah_pihak</text:p>
          </table:table-cell>
          <table:table-cell table:formula="of:=REPLACE([.I118];6;1;&quot;.&quot;)" office:value-type="string" office:string-value="eproc.jenis_kontrak_jumlah_pihak">
            <text:p>eproc.jenis_kontrak_jumlah_pihak</text:p>
          </table:table-cell>
          <table:table-cell table:formula="of:=CONCATENATE(&quot;model_&quot;;[.I118])" office:value-type="string" office:string-value="model_eproc_jenis_kontrak_jumlah_pihak">
            <text:p>model_eproc_jenis_kontrak_jumlah_pihak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supplier_&quot;;[.I119])" office:value-type="string" office:string-value="access_supplier_eproc_jadwal_lelang">
            <text:p>access_supplier_eproc_jadwal_lelang</text:p>
          </table:table-cell>
          <table:table-cell table:formula="of:=REPLACE([.I119];6;1;&quot;.&quot;)" office:value-type="string" office:string-value="eproc.jadwal_lelang">
            <text:p>eproc.jadwal_lelang</text:p>
          </table:table-cell>
          <table:table-cell table:formula="of:=CONCATENATE(&quot;model_&quot;;[.I119])" office:value-type="string" office:string-value="model_eproc_jadwal_lelang">
            <text:p>model_eproc_jadwal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supplier_&quot;;[.I120])" office:value-type="string" office:string-value="access_supplier_eproc_master_jadwal_lelang">
            <text:p>access_supplier_eproc_master_jadwal_lelang</text:p>
          </table:table-cell>
          <table:table-cell table:formula="of:=REPLACE([.I120];6;1;&quot;.&quot;)" office:value-type="string" office:string-value="eproc.master_jadwal_lelang">
            <text:p>eproc.master_jadwal_lelang</text:p>
          </table:table-cell>
          <table:table-cell table:formula="of:=CONCATENATE(&quot;model_&quot;;[.I120])" office:value-type="string" office:string-value="model_eproc_master_jadwal_lelang">
            <text:p>model_eproc_master_jadwal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supplier_&quot;;[.I121])" office:value-type="string" office:string-value="access_supplier_eproc_dokumen_lelang">
            <text:p>access_supplier_eproc_dokumen_lelang</text:p>
          </table:table-cell>
          <table:table-cell table:formula="of:=REPLACE([.I121];6;1;&quot;.&quot;)" office:value-type="string" office:string-value="eproc.dokumen_lelang">
            <text:p>eproc.dokumen_lelang</text:p>
          </table:table-cell>
          <table:table-cell table:formula="of:=CONCATENATE(&quot;model_&quot;;[.I121])" office:value-type="string" office:string-value="model_eproc_dokumen_lelang">
            <text:p>model_eproc_dokumen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supplier_&quot;;[.I122])" office:value-type="string" office:string-value="access_supplier_eproc_peserta_lelang_ijin_usaha">
            <text:p>access_supplier_eproc_peserta_lelang_ijin_usaha</text:p>
          </table:table-cell>
          <table:table-cell table:formula="of:=REPLACE([.I122];6;1;&quot;.&quot;)" office:value-type="string" office:string-value="eproc.peserta_lelang_ijin_usaha">
            <text:p>eproc.peserta_lelang_ijin_usaha</text:p>
          </table:table-cell>
          <table:table-cell table:formula="of:=CONCATENATE(&quot;model_&quot;;[.I122])" office:value-type="string" office:string-value="model_eproc_peserta_lelang_ijin_usaha">
            <text:p>model_eproc_peserta_lelang_ijin_usah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supplier_&quot;;[.I123])" office:value-type="string" office:string-value="access_supplier_eproc_peserta_lelang_dukungan_bank">
            <text:p>access_supplier_eproc_peserta_lelang_dukungan_bank</text:p>
          </table:table-cell>
          <table:table-cell table:formula="of:=REPLACE([.I123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123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supplier_&quot;;[.I124])" office:value-type="string" office:string-value="access_supplier_eproc_peserta_lelang_bukti_pajak">
            <text:p>access_supplier_eproc_peserta_lelang_bukti_pajak</text:p>
          </table:table-cell>
          <table:table-cell table:formula="of:=REPLACE([.I124];6;1;&quot;.&quot;)" office:value-type="string" office:string-value="eproc.peserta_lelang_bukti_pajak">
            <text:p>eproc.peserta_lelang_bukti_pajak</text:p>
          </table:table-cell>
          <table:table-cell table:formula="of:=CONCATENATE(&quot;model_&quot;;[.I124])" office:value-type="string" office:string-value="model_eproc_peserta_lelang_bukti_pajak">
            <text:p>model_eproc_peserta_lelang_bukti_paja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supplier_&quot;;[.I125])" office:value-type="string" office:string-value="access_supplier_eproc_peserta_lelang_tenaga_ahli">
            <text:p>access_supplier_eproc_peserta_lelang_tenaga_ahli</text:p>
          </table:table-cell>
          <table:table-cell table:formula="of:=REPLACE([.I125];6;1;&quot;.&quot;)" office:value-type="string" office:string-value="eproc.peserta_lelang_tenaga_ahli">
            <text:p>eproc.peserta_lelang_tenaga_ahli</text:p>
          </table:table-cell>
          <table:table-cell table:formula="of:=CONCATENATE(&quot;model_&quot;;[.I125])" office:value-type="string" office:string-value="model_eproc_peserta_lelang_tenaga_ahli">
            <text:p>model_eproc_peserta_lelang_tenaga_ahli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supplier_&quot;;[.I126])" office:value-type="string" office:string-value="access_supplier_eproc_peserta_lelang_pengalaman">
            <text:p>access_supplier_eproc_peserta_lelang_pengalaman</text:p>
          </table:table-cell>
          <table:table-cell table:formula="of:=REPLACE([.I126];6;1;&quot;.&quot;)" office:value-type="string" office:string-value="eproc.peserta_lelang_pengalaman">
            <text:p>eproc.peserta_lelang_pengalaman</text:p>
          </table:table-cell>
          <table:table-cell table:formula="of:=CONCATENATE(&quot;model_&quot;;[.I126])" office:value-type="string" office:string-value="model_eproc_peserta_lelang_pengalaman">
            <text:p>model_eproc_peserta_lelang_pengalam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supplier_&quot;;[.I127])" office:value-type="string" office:string-value="access_supplier_eproc_peserta_lelang_pekerjaan_sedang_berjalan">
            <text:p>access_supplier_eproc_peserta_lelang_pekerjaan_sedang_berjalan</text:p>
          </table:table-cell>
          <table:table-cell table:formula="of:=REPLACE([.I127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127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supplier_&quot;;[.I128])" office:value-type="string" office:string-value="access_supplier_eproc_peserta_lelang_peralatan">
            <text:p>access_supplier_eproc_peserta_lelang_peralatan</text:p>
          </table:table-cell>
          <table:table-cell table:formula="of:=REPLACE([.I128];6;1;&quot;.&quot;)" office:value-type="string" office:string-value="eproc.peserta_lelang_peralatan">
            <text:p>eproc.peserta_lelang_peralatan</text:p>
          </table:table-cell>
          <table:table-cell table:formula="of:=CONCATENATE(&quot;model_&quot;;[.I128])" office:value-type="string" office:string-value="model_eproc_peserta_lelang_peralatan">
            <text:p>model_eproc_peserta_lelang_peralat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supplier_&quot;;[.I129])" office:value-type="string" office:string-value="access_supplier_eproc_peserta_lelang_neraca">
            <text:p>access_supplier_eproc_peserta_lelang_neraca</text:p>
          </table:table-cell>
          <table:table-cell table:formula="of:=REPLACE([.I129];6;1;&quot;.&quot;)" office:value-type="string" office:string-value="eproc.peserta_lelang_neraca">
            <text:p>eproc.peserta_lelang_neraca</text:p>
          </table:table-cell>
          <table:table-cell table:formula="of:=CONCATENATE(&quot;model_&quot;;[.I129])" office:value-type="string" office:string-value="model_eproc_peserta_lelang_neraca">
            <text:p>model_eproc_peserta_lelang_nerac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supplier_&quot;;[.I130])" office:value-type="string" office:string-value="access_supplier_eproc_peserta_lelang_dokumen_penawaran">
            <text:p>access_supplier_eproc_peserta_lelang_dokumen_penawaran</text:p>
          </table:table-cell>
          <table:table-cell table:formula="of:=REPLACE([.I130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130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supplier_&quot;;[.I131])" office:value-type="string" office:string-value="access_supplier_eproc_master_jenis_dokumen_penawaran">
            <text:p>access_supplier_eproc_master_jenis_dokumen_penawaran</text:p>
          </table:table-cell>
          <table:table-cell table:formula="of:=REPLACE([.I131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131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supplier_&quot;;[.I132])" office:value-type="string" office:string-value="access_supplier_eproc_tahap_lelang">
            <text:p>access_supplier_eproc_tahap_lelang</text:p>
          </table:table-cell>
          <table:table-cell table:formula="of:=REPLACE([.I132];6;1;&quot;.&quot;)" office:value-type="string" office:string-value="eproc.tahap_lelang">
            <text:p>eproc.tahap_lelang</text:p>
          </table:table-cell>
          <table:table-cell table:formula="of:=CONCATENATE(&quot;model_&quot;;[.I132])" office:value-type="string" office:string-value="model_eproc_tahap_lelang">
            <text:p>model_eproc_tahap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supplier_&quot;;[.I133])" office:value-type="string" office:string-value="access_supplier_eproc_penjelasan_dokumen">
            <text:p>access_supplier_eproc_penjelasan_dokumen</text:p>
          </table:table-cell>
          <table:table-cell table:formula="of:=REPLACE([.I133];6;1;&quot;.&quot;)" office:value-type="string" office:string-value="eproc.penjelasan_dokumen">
            <text:p>eproc.penjelasan_dokumen</text:p>
          </table:table-cell>
          <table:table-cell table:formula="of:=CONCATENATE(&quot;model_&quot;;[.I133])" office:value-type="string" office:string-value="model_eproc_penjelasan_dokumen">
            <text:p>model_eproc_penjelasan_dokumen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supplier_&quot;;[.I134])" office:value-type="string" office:string-value="access_supplier_eproc_adendum_lelang">
            <text:p>access_supplier_eproc_adendum_lelang</text:p>
          </table:table-cell>
          <table:table-cell table:formula="of:=REPLACE([.I134];6;1;&quot;.&quot;)" office:value-type="string" office:string-value="eproc.adendum_lelang">
            <text:p>eproc.adendum_lelang</text:p>
          </table:table-cell>
          <table:table-cell table:formula="of:=CONCATENATE(&quot;model_&quot;;[.I134])" office:value-type="string" office:string-value="model_eproc_adendum_lelang">
            <text:p>model_eproc_adendum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supplier_&quot;;[.I135])" office:value-type="string" office:string-value="access_supplier_eproc_supplier">
            <text:p>access_supplier_eproc_supplier</text:p>
          </table:table-cell>
          <table:table-cell table:formula="of:=REPLACE([.I135];6;1;&quot;.&quot;)" office:value-type="string" office:string-value="eproc.supplier">
            <text:p>eproc.supplier</text:p>
          </table:table-cell>
          <table:table-cell table:formula="of:=CONCATENATE(&quot;model_&quot;;[.I135])" office:value-type="string" office:string-value="model_eproc_supplier">
            <text:p>model_eproc_supplier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supplier_&quot;;[.I136])" office:value-type="string" office:string-value="access_supplier_eproc_business_type">
            <text:p>access_supplier_eproc_business_type</text:p>
          </table:table-cell>
          <table:table-cell table:formula="of:=REPLACE([.I136];6;1;&quot;.&quot;)" office:value-type="string" office:string-value="eproc.business_type">
            <text:p>eproc.business_type</text:p>
          </table:table-cell>
          <table:table-cell table:formula="of:=CONCATENATE(&quot;model_&quot;;[.I136])" office:value-type="string" office:string-value="model_eproc_business_type">
            <text:p>model_eproc_business_type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supplier_&quot;;[.I137])" office:value-type="string" office:string-value="access_supplier_eproc_sub_business_type">
            <text:p>access_supplier_eproc_sub_business_type</text:p>
          </table:table-cell>
          <table:table-cell table:formula="of:=REPLACE([.I137];6;1;&quot;.&quot;)" office:value-type="string" office:string-value="eproc.sub_business_type">
            <text:p>eproc.sub_business_type</text:p>
          </table:table-cell>
          <table:table-cell table:formula="of:=CONCATENATE(&quot;model_&quot;;[.I137])" office:value-type="string" office:string-value="model_eproc_sub_business_type">
            <text:p>model_eproc_sub_business_type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supplier_&quot;;[.I138])" office:value-type="string" office:string-value="access_supplier_eproc_city">
            <text:p>access_supplier_eproc_city</text:p>
          </table:table-cell>
          <table:table-cell table:formula="of:=REPLACE([.I138];6;1;&quot;.&quot;)" office:value-type="string" office:string-value="eproc.city">
            <text:p>eproc.city</text:p>
          </table:table-cell>
          <table:table-cell table:formula="of:=CONCATENATE(&quot;model_&quot;;[.I138])" office:value-type="string" office:string-value="model_eproc_city">
            <text:p>model_eproc_city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supplier_&quot;;[.I139])" office:value-type="string" office:string-value="access_supplier_eproc_status">
            <text:p>access_supplier_eproc_status</text:p>
          </table:table-cell>
          <table:table-cell table:formula="of:=REPLACE([.I139];6;1;&quot;.&quot;)" office:value-type="string" office:string-value="eproc.status">
            <text:p>eproc.status</text:p>
          </table:table-cell>
          <table:table-cell table:formula="of:=CONCATENATE(&quot;model_&quot;;[.I139])" office:value-type="string" office:string-value="model_eproc_status">
            <text:p>model_eproc_status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supplier_&quot;;[.I140])" office:value-type="string" office:string-value="access_supplier_eproc_ijin_usaha">
            <text:p>access_supplier_eproc_ijin_usaha</text:p>
          </table:table-cell>
          <table:table-cell table:formula="of:=REPLACE([.I140];6;1;&quot;.&quot;)" office:value-type="string" office:string-value="eproc.ijin_usaha">
            <text:p>eproc.ijin_usaha</text:p>
          </table:table-cell>
          <table:table-cell table:formula="of:=CONCATENATE(&quot;model_&quot;;[.I140])" office:value-type="string" office:string-value="model_eproc_ijin_usaha">
            <text:p>model_eproc_ijin_usah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supplier_&quot;;[.I141])" office:value-type="string" office:string-value="access_supplier_eproc_pemilik">
            <text:p>access_supplier_eproc_pemilik</text:p>
          </table:table-cell>
          <table:table-cell table:formula="of:=REPLACE([.I141];6;1;&quot;.&quot;)" office:value-type="string" office:string-value="eproc.pemilik">
            <text:p>eproc.pemilik</text:p>
          </table:table-cell>
          <table:table-cell table:formula="of:=CONCATENATE(&quot;model_&quot;;[.I141])" office:value-type="string" office:string-value="model_eproc_pemilik">
            <text:p>model_eproc_pemili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supplier_&quot;;[.I142])" office:value-type="string" office:string-value="access_supplier_eproc_pengurus">
            <text:p>access_supplier_eproc_pengurus</text:p>
          </table:table-cell>
          <table:table-cell table:formula="of:=REPLACE([.I142];6;1;&quot;.&quot;)" office:value-type="string" office:string-value="eproc.pengurus">
            <text:p>eproc.pengurus</text:p>
          </table:table-cell>
          <table:table-cell table:formula="of:=CONCATENATE(&quot;model_&quot;;[.I142])" office:value-type="string" office:string-value="model_eproc_pengurus">
            <text:p>model_eproc_pengurus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supplier_&quot;;[.I143])" office:value-type="string" office:string-value="access_supplier_eproc_tenaga_ahli">
            <text:p>access_supplier_eproc_tenaga_ahli</text:p>
          </table:table-cell>
          <table:table-cell table:formula="of:=REPLACE([.I143];6;1;&quot;.&quot;)" office:value-type="string" office:string-value="eproc.tenaga_ahli">
            <text:p>eproc.tenaga_ahli</text:p>
          </table:table-cell>
          <table:table-cell table:formula="of:=CONCATENATE(&quot;model_&quot;;[.I143])" office:value-type="string" office:string-value="model_eproc_tenaga_ahli">
            <text:p>model_eproc_tenaga_ahli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supplier_&quot;;[.I144])" office:value-type="string" office:string-value="access_supplier_eproc_tenaga_ahli_pengalaman_kerja">
            <text:p>access_supplier_eproc_tenaga_ahli_pengalaman_kerja</text:p>
          </table:table-cell>
          <table:table-cell table:formula="of:=REPLACE([.I144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144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supplier_&quot;;[.I145])" office:value-type="string" office:string-value="access_supplier_eproc_tenaga_ahli_pendidikan">
            <text:p>access_supplier_eproc_tenaga_ahli_pendidikan</text:p>
          </table:table-cell>
          <table:table-cell table:formula="of:=REPLACE([.I145];6;1;&quot;.&quot;)" office:value-type="string" office:string-value="eproc.tenaga_ahli_pendidikan">
            <text:p>eproc.tenaga_ahli_pendidikan</text:p>
          </table:table-cell>
          <table:table-cell table:formula="of:=CONCATENATE(&quot;model_&quot;;[.I145])" office:value-type="string" office:string-value="model_eproc_tenaga_ahli_pendidikan">
            <text:p>model_eproc_tenaga_ahli_pendidik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supplier_&quot;;[.I146])" office:value-type="string" office:string-value="access_supplier_eproc_tenaga_ahli_sertifikat">
            <text:p>access_supplier_eproc_tenaga_ahli_sertifikat</text:p>
          </table:table-cell>
          <table:table-cell table:formula="of:=REPLACE([.I146];6;1;&quot;.&quot;)" office:value-type="string" office:string-value="eproc.tenaga_ahli_sertifikat">
            <text:p>eproc.tenaga_ahli_sertifikat</text:p>
          </table:table-cell>
          <table:table-cell table:formula="of:=CONCATENATE(&quot;model_&quot;;[.I146])" office:value-type="string" office:string-value="model_eproc_tenaga_ahli_sertifikat">
            <text:p>model_eproc_tenaga_ahli_sertifikat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supplier_&quot;;[.I147])" office:value-type="string" office:string-value="access_supplier_eproc_tenaga_ahli_bahasa">
            <text:p>access_supplier_eproc_tenaga_ahli_bahasa</text:p>
          </table:table-cell>
          <table:table-cell table:formula="of:=REPLACE([.I147];6;1;&quot;.&quot;)" office:value-type="string" office:string-value="eproc.tenaga_ahli_bahasa">
            <text:p>eproc.tenaga_ahli_bahasa</text:p>
          </table:table-cell>
          <table:table-cell table:formula="of:=CONCATENATE(&quot;model_&quot;;[.I147])" office:value-type="string" office:string-value="model_eproc_tenaga_ahli_bahasa">
            <text:p>model_eproc_tenaga_ahli_bahas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supplier_&quot;;[.I148])" office:value-type="string" office:string-value="access_supplier_eproc_peralatan">
            <text:p>access_supplier_eproc_peralatan</text:p>
          </table:table-cell>
          <table:table-cell table:formula="of:=REPLACE([.I148];6;1;&quot;.&quot;)" office:value-type="string" office:string-value="eproc.peralatan">
            <text:p>eproc.peralatan</text:p>
          </table:table-cell>
          <table:table-cell table:formula="of:=CONCATENATE(&quot;model_&quot;;[.I148])" office:value-type="string" office:string-value="model_eproc_peralatan">
            <text:p>model_eproc_peralat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supplier_&quot;;[.I149])" office:value-type="string" office:string-value="access_supplier_eproc_pengalaman">
            <text:p>access_supplier_eproc_pengalaman</text:p>
          </table:table-cell>
          <table:table-cell table:formula="of:=REPLACE([.I149];6;1;&quot;.&quot;)" office:value-type="string" office:string-value="eproc.pengalaman">
            <text:p>eproc.pengalaman</text:p>
          </table:table-cell>
          <table:table-cell table:formula="of:=CONCATENATE(&quot;model_&quot;;[.I149])" office:value-type="string" office:string-value="model_eproc_pengalaman">
            <text:p>model_eproc_pengalam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supplier_&quot;;[.I150])" office:value-type="string" office:string-value="access_supplier_eproc_neraca">
            <text:p>access_supplier_eproc_neraca</text:p>
          </table:table-cell>
          <table:table-cell table:formula="of:=REPLACE([.I150];6;1;&quot;.&quot;)" office:value-type="string" office:string-value="eproc.neraca">
            <text:p>eproc.neraca</text:p>
          </table:table-cell>
          <table:table-cell table:formula="of:=CONCATENATE(&quot;model_&quot;;[.I150])" office:value-type="string" office:string-value="model_eproc_neraca">
            <text:p>model_eproc_nerac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supplier_&quot;;[.I151])" office:value-type="string" office:string-value="access_supplier_eproc_bukti_pajak">
            <text:p>access_supplier_eproc_bukti_pajak</text:p>
          </table:table-cell>
          <table:table-cell table:formula="of:=REPLACE([.I151];6;1;&quot;.&quot;)" office:value-type="string" office:string-value="eproc.bukti_pajak">
            <text:p>eproc.bukti_pajak</text:p>
          </table:table-cell>
          <table:table-cell table:formula="of:=CONCATENATE(&quot;model_&quot;;[.I151])" office:value-type="string" office:string-value="model_eproc_bukti_pajak">
            <text:p>model_eproc_bukti_paja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supplier_&quot;;[.I152])" office:value-type="string" office:string-value="access_supplier_eproc_master_pajak">
            <text:p>access_supplier_eproc_master_pajak</text:p>
          </table:table-cell>
          <table:table-cell table:formula="of:=REPLACE([.I152];6;1;&quot;.&quot;)" office:value-type="string" office:string-value="eproc.master_pajak">
            <text:p>eproc.master_pajak</text:p>
          </table:table-cell>
          <table:table-cell table:formula="of:=CONCATENATE(&quot;model_&quot;;[.I152])" office:value-type="string" office:string-value="model_eproc_master_pajak">
            <text:p>model_eproc_master_pajak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supplier_&quot;;[.I153])" office:value-type="string" office:string-value="access_supplier_eproc_akta_perusahaan">
            <text:p>access_supplier_eproc_akta_perusahaan</text:p>
          </table:table-cell>
          <table:table-cell table:formula="of:=REPLACE([.I153];6;1;&quot;.&quot;)" office:value-type="string" office:string-value="eproc.akta_perusahaan">
            <text:p>eproc.akta_perusahaan</text:p>
          </table:table-cell>
          <table:table-cell table:formula="of:=CONCATENATE(&quot;model_&quot;;[.I153])" office:value-type="string" office:string-value="model_eproc_akta_perusahaan">
            <text:p>model_eproc_akta_perusaha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supplier_&quot;;[.I154])" office:value-type="string" office:string-value="access_supplier_eproc_master_ijin_usaha">
            <text:p>access_supplier_eproc_master_ijin_usaha</text:p>
          </table:table-cell>
          <table:table-cell table:formula="of:=REPLACE([.I154];6;1;&quot;.&quot;)" office:value-type="string" office:string-value="eproc.master_ijin_usaha">
            <text:p>eproc.master_ijin_usaha</text:p>
          </table:table-cell>
          <table:table-cell table:formula="of:=CONCATENATE(&quot;model_&quot;;[.I154])" office:value-type="string" office:string-value="model_eproc_master_ijin_usaha">
            <text:p>model_eproc_master_ijin_usaha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supplier_&quot;;[.I155])" office:value-type="string" office:string-value="access_supplier_eproc_master_kualifikasi">
            <text:p>access_supplier_eproc_master_kualifikasi</text:p>
          </table:table-cell>
          <table:table-cell table:formula="of:=REPLACE([.I155];6;1;&quot;.&quot;)" office:value-type="string" office:string-value="eproc.master_kualifikasi">
            <text:p>eproc.master_kualifikasi</text:p>
          </table:table-cell>
          <table:table-cell table:formula="of:=CONCATENATE(&quot;model_&quot;;[.I155])" office:value-type="string" office:string-value="model_eproc_master_kualifikasi">
            <text:p>model_eproc_master_kualifik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kualifikasi</text:p>
          </table:table-cell>
        </table:table-row>
        <table:table-row table:style-name="ro1">
          <table:table-cell table:formula="of:=CONCATENATE(&quot;access_supplier_&quot;;[.I156])" office:value-type="string" office:string-value="access_supplier_eproc_lelang_product">
            <text:p>access_supplier_eproc_lelang_product</text:p>
          </table:table-cell>
          <table:table-cell table:formula="of:=REPLACE([.I156];6;1;&quot;.&quot;)" office:value-type="string" office:string-value="eproc.lelang_product">
            <text:p>eproc.lelang_product</text:p>
          </table:table-cell>
          <table:table-cell table:formula="of:=CONCATENATE(&quot;model_&quot;;[.I156])" office:value-type="string" office:string-value="model_eproc_lelang_product">
            <text:p>model_eproc_lelang_product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product</text:p>
          </table:table-cell>
        </table:table-row>
        <table:table-row table:style-name="ro1">
          <table:table-cell table:formula="of:=CONCATENATE(&quot;access_supplier_&quot;;[.I157])" office:value-type="string" office:string-value="access_supplier_eproc_peserta_lelang_product">
            <text:p>access_supplier_eproc_peserta_lelang_product</text:p>
          </table:table-cell>
          <table:table-cell table:formula="of:=REPLACE([.I157];6;1;&quot;.&quot;)" office:value-type="string" office:string-value="eproc.peserta_lelang_product">
            <text:p>eproc.peserta_lelang_product</text:p>
          </table:table-cell>
          <table:table-cell table:formula="of:=CONCATENATE(&quot;model_&quot;;[.I157])" office:value-type="string" office:string-value="model_eproc_peserta_lelang_product">
            <text:p>model_eproc_peserta_lelang_product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roduc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eproc_user_caban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roup_eproc_kepala_cabang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8/21/2013</text:date>, <text:time>06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dc:date>2013-08-21T06:51:58</dc:date>
    <meta:editing-duration>P1DT16H29M20S</meta:editing-duration>
    <meta:editing-cycles>24</meta:editing-cycles>
    <meta:document-statistic meta:table-count="1" meta:cell-count="1396" meta:object-count="0"/>
  </office:meta>
</office:document-meta>
</file>